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0.5909in"/>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0.3937in"/>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in" fo:margin-right="0in" fo:text-indent="0in" style:auto-text-indent="false"/>
    </style:style>
    <style:style style:name="P40"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3"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4"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45" style:family="paragraph" style:parent-style-name="List_20_Continue">
      <style:paragraph-properties fo:margin-left="0in" fo:margin-right="0in" fo:text-indent="0in" style:auto-text-indent="false"/>
    </style:style>
    <style:style style:name="P46"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7"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8"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49"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0"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1"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52" style:family="paragraph" style:parent-style-name="List_20_Paragraph">
      <style:paragraph-properties fo:margin-left="0.5417in" fo:margin-right="0in" fo:text-indent="0in" style:auto-text-indent="false"/>
      <style:text-properties style:font-name="Courier New" style:font-name-complex="Times New Roman"/>
    </style:style>
    <style:style style:name="P53" style:family="paragraph" style:parent-style-name="Standard">
      <style:paragraph-properties fo:margin-left="0.5417in" fo:margin-right="0in" fo:text-indent="0in" style:auto-text-indent="false"/>
      <style:text-properties style:font-name="Courier New" style:font-name-complex="Times New Roman"/>
    </style:style>
    <style:style style:name="P54" style:family="paragraph" style:parent-style-name="Code">
      <style:text-properties style:font-name="Times New Roman" style:language-asian="zh" style:country-asian="CN" style:font-name-complex="Times New Roman"/>
    </style:style>
    <style:style style:name="P55" style:family="paragraph" style:parent-style-name="Code">
      <style:text-properties style:font-name="Times New Roman" style:font-name-asian="Courier New"/>
    </style:style>
    <style:style style:name="P56" style:family="paragraph" style:parent-style-name="Code">
      <style:text-properties style:font-name="Courier New"/>
    </style:style>
    <style:style style:name="P57" style:family="paragraph" style:parent-style-name="Code">
      <style:text-properties style:font-name="Courier New" style:font-name-complex="Times New Roman"/>
    </style:style>
    <style:style style:name="P58" style:family="paragraph" style:parent-style-name="Code">
      <style:paragraph-properties>
        <style:tab-stops>
          <style:tab-stop style:position="0.4925in"/>
        </style:tab-stops>
      </style:paragraph-properties>
    </style:style>
    <style:style style:name="P59" style:family="paragraph" style:parent-style-name="Code">
      <style:text-properties style:language-asian="zh" style:country-asian="CN"/>
    </style:style>
    <style:style style:name="P60" style:family="paragraph" style:parent-style-name="Code">
      <style:text-properties style:font-name-asian="Courier New"/>
    </style:style>
    <style:style style:name="P61" style:family="paragraph" style:parent-style-name="Standard">
      <style:paragraph-properties fo:background-color="transparent">
        <style:background-image/>
      </style:paragraph-properties>
      <style:text-properties style:font-name="Times New Roman" style:font-name-complex="Times New Roman"/>
    </style:style>
    <style:style style:name="P62"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3"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8"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0"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1"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2"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3"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4" style:family="paragraph" style:parent-style-name="Code">
      <style:paragraph-properties fo:background-color="transparent">
        <style:background-image/>
      </style:paragraph-properties>
      <style:text-properties style:font-name="Times New Roman" style:font-name-complex="Times New Roman"/>
    </style:style>
    <style:style style:name="P75" style:family="paragraph" style:parent-style-name="Default_20_Text">
      <style:text-properties style:font-name="Times New Roman" style:font-name-complex="Times New Roman"/>
    </style:style>
    <style:style style:name="P76"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7" style:family="paragraph" style:parent-style-name="Standard">
      <style:paragraph-properties fo:margin-left="0.3335in" fo:margin-right="0in" fo:text-indent="0in" style:auto-text-indent="false"/>
      <style:text-properties style:font-name="Times New Roman" style:font-name-complex="Times New Roman"/>
    </style:style>
    <style:style style:name="P78"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79" style:family="paragraph" style:parent-style-name="Standard">
      <style:paragraph-properties fo:margin-left="-0.0102in" fo:margin-right="0in" fo:text-indent="0in" style:auto-text-indent="false"/>
      <style:text-properties style:font-name="Times New Roman" style:font-name-asian="Times New Roman"/>
    </style:style>
    <style:style style:name="P80" style:family="paragraph" style:parent-style-name="Code">
      <style:paragraph-properties fo:margin-left="0.2201in" fo:margin-right="0in" fo:text-indent="-0.2201in" style:auto-text-indent="false"/>
      <style:text-properties style:language-asian="zh" style:country-asian="CN"/>
    </style:style>
    <style:style style:name="P81"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82" style:family="paragraph" style:parent-style-name="Contents_20_1">
      <style:paragraph-properties>
        <style:tab-stops>
          <style:tab-stop style:position="6in" style:type="right" style:leader-style="dotted" style:leader-text="."/>
        </style:tab-stops>
      </style:paragraph-properties>
    </style:style>
    <style:style style:name="P83" style:family="paragraph" style:parent-style-name="Contents_20_2">
      <style:paragraph-properties>
        <style:tab-stops>
          <style:tab-stop style:position="5.8335in" style:type="right" style:leader-style="dotted" style:leader-text="."/>
        </style:tab-stops>
      </style:paragraph-properties>
    </style:style>
    <style:style style:name="P84" style:family="paragraph" style:parent-style-name="Contents_20_3">
      <style:paragraph-properties>
        <style:tab-stops>
          <style:tab-stop style:position="5.6665in" style:type="right" style:leader-style="dotted" style:leader-text="."/>
        </style:tab-stops>
      </style:paragraph-properties>
    </style:style>
    <style:style style:name="P85"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86" style:family="paragraph" style:parent-style-name="Text_20_body" style:list-style-name="L2"/>
    <style:style style:name="P87" style:family="paragraph" style:parent-style-name="Heading_20_1" style:list-style-name="L1"/>
    <style:style style:name="P88" style:family="paragraph" style:parent-style-name="Heading_20_1" style:list-style-name="L1">
      <style:paragraph-properties>
        <style:tab-stops>
          <style:tab-stop style:position="0.2953in"/>
        </style:tab-stops>
      </style:paragraph-properties>
      <style:text-properties style:font-name-complex="Times New Roman"/>
    </style:style>
    <style:style style:name="P89" style:family="paragraph" style:parent-style-name="Heading_20_1" style:list-style-name="L1">
      <style:text-properties style:font-name="Times New Roman"/>
    </style:style>
    <style:style style:name="P90" style:family="paragraph" style:parent-style-name="Heading_20_2" style:list-style-name="L1"/>
    <style:style style:name="P91" style:family="paragraph" style:parent-style-name="Heading_20_2" style:list-style-name="L1">
      <style:text-properties style:font-name-complex="Times New Roman"/>
    </style:style>
    <style:style style:name="P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6" style:family="paragraph" style:parent-style-name="Heading_20_3" style:list-style-name="L1"/>
    <style:style style:name="P9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0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01" style:family="paragraph" style:parent-style-name="Heading_20_4" style:list-style-name="L1"/>
    <style:style style:name="P102"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style>
    <style:style style:name="T2" style:family="text">
      <style:text-properties style:font-name="Times New Roman" style:font-name-asian="Times New Roman" style:font-name-complex="Helv"/>
    </style:style>
    <style:style style:name="T3" style:family="text">
      <style:text-properties style:font-name="Times New Roman" fo:font-weight="normal" style:font-weight-asian="normal" style:font-name-complex="Times New Roman" style:font-weight-complex="normal"/>
    </style:style>
    <style:style style:name="T4" style:family="text">
      <style:text-properties style:font-name="Times New Roman" fo:font-weight="normal" fo:background-color="transparent" style:font-weight-asian="normal" style:font-name-complex="Times New Roman" style:font-weight-complex="normal"/>
    </style:style>
    <style:style style:name="T5" style:family="text">
      <style:text-properties style:font-name="Times New Roman" fo:font-weight="normal" fo:background-color="transparent" style:font-weight-asian="normal" style:font-weight-complex="normal"/>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Helv"/>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Times New Roman" style:language-asian="zh" style:country-asian="CN" style:font-name-complex="Times New Roman"/>
    </style:style>
    <style:style style:name="T11" style:family="text">
      <style:text-properties style:font-name="Times New Roman" fo:font-size="10pt" style:font-size-asian="10pt" style:language-asian="zh" style:country-asian="CN" style:font-name-complex="Times New Roman" style:font-size-complex="10pt"/>
    </style:style>
    <style:style style:name="T12" style:family="text">
      <style:text-properties style:font-name-asian="宋体1"/>
    </style:style>
    <style:style style:name="T13" style:family="text">
      <style:text-properties style:font-name-asian="宋体1" style:language-asian="zh" style:country-asian="CN"/>
    </style:style>
    <style:style style:name="T14" style:family="text">
      <style:text-properties style:language-asian="zh" style:country-asian="CN"/>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7" style:family="text">
      <style:text-properties style:use-window-font-color="true" fo:language="en" fo:country="US" style:font-name-asian="宋体1" style:language-complex="en" style:country-complex="US"/>
    </style:style>
    <style:style style:name="T18" style:family="text">
      <style:text-properties style:use-window-font-color="true" fo:language="en" fo:country="US" style:font-name-asian="宋体1" style:font-name-complex="Calibri" style:language-complex="en" style:country-complex="US"/>
    </style:style>
    <style:style style:name="T19"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0" style:family="text">
      <style:text-properties fo:font-weight="bold" style:font-weight-asian="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name-complex="Helv" style:font-style-complex="italic"/>
    </style:style>
    <style:style style:name="T24" style:family="text">
      <style:text-properties fo:font-style="italic" fo:font-weight="bold" style:font-style-asian="italic" style:font-weight-asian="bold" style:font-style-complex="italic"/>
    </style:style>
    <style:style style:name="T25" style:family="text">
      <style:text-properties fo:font-style="italic" fo:font-weight="bold" style:font-style-asian="italic" style:font-weight-asian="bold" style:font-name-complex="Helv" style:font-style-complex="italic"/>
    </style:style>
    <style:style style:name="T26" style:family="text">
      <style:text-properties fo:font-style="italic" style:language-asian="zh" style:country-asian="CN" style:font-style-asian="italic" style:font-style-complex="italic"/>
    </style:style>
    <style:style style:name="T27" style:family="text">
      <style:text-properties fo:color="#ff0000"/>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style:font-name="Times New Roman" style:font-name-asian="Times New Roman" style:font-name-complex="Helv"/>
    </style:style>
    <style:style style:name="T30" style:family="text">
      <style:text-properties fo:color="#000000" style:font-name="Times New Roman" fo:font-weight="bold" style:font-name-asian="Times New Roman" style:font-weight-asian="bold" style:font-name-complex="Helv" style:font-weight-complex="bold"/>
    </style:style>
    <style:style style:name="T31" style:family="text">
      <style:text-properties fo:color="#000000" style:font-name="Times New Roman" fo:font-style="normal" style:font-name-asian="Times New Roman" style:font-style-asian="normal" style:font-name-complex="Helv" style:font-style-complex="normal"/>
    </style:style>
    <style:style style:name="T32"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3" style:family="text">
      <style:text-properties fo:color="#000000" style:font-name="Times New Roman" fo:font-style="italic" style:font-name-asian="Times New Roman" style:font-style-asian="italic" style:font-name-complex="Helv" style:font-style-complex="italic"/>
    </style:style>
    <style:style style:name="T34" style:family="text">
      <style:text-properties fo:color="#000000" style:font-name="Times New Roman" fo:font-size="14pt" style:font-size-asian="14pt" style:font-size-complex="14pt"/>
    </style:style>
    <style:style style:name="T35" style:family="text">
      <style:text-properties fo:color="#000000" fo:font-size="12pt" style:font-name-asian="Courier1" style:font-size-asian="12pt" style:font-name-complex="Courier1" style:font-size-complex="12pt"/>
    </style:style>
    <style:style style:name="T36" style:family="text">
      <style:text-properties fo:font-weight="normal" style:font-weight-asian="normal" style:font-weight-complex="normal"/>
    </style:style>
    <style:style style:name="T37" style:family="text">
      <style:text-properties style:font-name-complex="Times New Roman"/>
    </style:style>
    <style:style style:name="T38" style:family="text">
      <style:text-properties style:font-name="TimesNewRomanPSMT" fo:font-size="12pt" style:font-name-asian="TimesNewRomanPSMT" style:font-size-asian="12pt" style:font-name-complex="TimesNewRomanPSMT" style:font-size-complex="12pt"/>
    </style:style>
    <style:style style:name="T39"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style:font-name="Courier New" fo:font-size="10pt" style:font-size-asian="10pt" style:font-size-complex="10pt"/>
    </style:style>
    <style:style style:name="T41" style:family="text">
      <style:text-properties style:font-name="Courier New" fo:font-size="10pt" style:font-size-asian="10pt" style:language-asian="zh" style:country-asian="CN" style:font-name-complex="Times New Roman" style:font-size-complex="10pt"/>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10"/>
      <text:p text:style-name="P10">xCAT 2 Cookbook for Linux on IBM System P </text:p>
      <text:p text:style-name="P2"/>
      <text:p text:style-name="P3"/>
      <text:p text:style-name="P1"/>
      <text:p text:style-name="P1"><text:span text:style-name="T36"><text:date style:data-style-name="N36" text:date-value="2010-04-16T10:53:52.33">04/16/2010</text:date></text:span><text:span text:style-name="T36">, </text:span><text:span text:style-name="T36"><text:time style:data-style-name="N43" text:time-value="2010-04-16T10:53:52.33">10:53:52 AM</text:time></text:span>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2"><text:a xlink:type="simple" xlink:href="#1.Introduction |outline">1. Introduction <text:tab/>4</text:a></text:p>
          <text:p text:style-name="P82"><text:a xlink:type="simple" xlink:href="#2.Install xCAT 2 on the Management node|outline">2. Install xCAT 2 on the Management node<text:tab/>5</text:a></text:p>
          <text:p text:style-name="P82"><text:a xlink:type="simple" xlink:href="#3.Setup the management node |outline">3. Setup the management node <text:tab/>5</text:a></text:p>
          <text:p text:style-name="P83"><text:a xlink:type="simple" xlink:href="#3.1.[Power 5] Workaround the atftpd issue|outline">3.1. [Power 5] Workaround the atftpd issue<text:tab/>5</text:a></text:p>
          <text:p text:style-name="P84"><text:a xlink:type="simple" xlink:href="#3.1.1.Remove atftp|outline">3.1.1. Remove atftp<text:tab/>5</text:a></text:p>
          <text:p text:style-name="P84"><text:a xlink:type="simple" xlink:href="#3.1.2.Install the tftp server needed by xCAT, and restart it|outline">3.1.2. Install the tftp server needed by xCAT, and restart it<text:tab/>5</text:a></text:p>
          <text:p text:style-name="P84"><text:a xlink:type="simple" xlink:href="#3.1.3.Restart the tftp server|outline">3.1.3. Restart the tftp server<text:tab/>5</text:a></text:p>
          <text:p text:style-name="P83"><text:a xlink:type="simple" xlink:href="#3.2.Setup  common attributes for xCAT in the database|outline">3.2. Setup <text:s/>common attributes for xCAT in the database<text:tab/>6</text:a></text:p>
          <text:p text:style-name="P84"><text:a xlink:type="simple" xlink:href="#3.2.1.Add the default account for system|outline">3.2.1. Add the default account for system<text:tab/>6</text:a></text:p>
          <text:p text:style-name="P84"><text:a xlink:type="simple" xlink:href="#3.2.2.Add the default account for hmc|outline">3.2.2. Add the default account for hmc<text:tab/>6</text:a></text:p>
          <text:p text:style-name="P83"><text:a xlink:type="simple" xlink:href="#3.3.Define the compute nodes|outline">3.3. Define the compute nodes<text:tab/>6</text:a></text:p>
          <text:p text:style-name="P84"><text:a xlink:type="simple" xlink:href="#3.3.1.Gather Node information using the rscan command|outline">3.3.1. Gather Node information using the rscan command<text:tab/>6</text:a></text:p>
          <text:p text:style-name="P81"><text:a xlink:type="simple" xlink:href="#3.3.1.1.Define HMC as an xCAT node|outline">3.3.1.1. Define HMC as an xCAT node<text:tab/>6</text:a></text:p>
          <text:p text:style-name="P81"><text:a xlink:type="simple" xlink:href="#3.3.1.2.Discover the LPARs managed by HMC|outline">3.3.1.2. Discover the LPARs managed by HMC<text:tab/>7</text:a></text:p>
          <text:p text:style-name="P81"><text:a xlink:type="simple" xlink:href="#3.3.1.3.Define xCAT node using the stanza file|outline">3.3.1.3. Define xCAT node using the stanza file<text:tab/>8</text:a></text:p>
          <text:p text:style-name="P81"><text:a xlink:type="simple" xlink:href="#3.3.1.4.Define xCAT groups (optional)|outline">3.3.1.4. Define xCAT groups (optional)<text:tab/>8</text:a></text:p>
          <text:p text:style-name="P84"><text:a xlink:type="simple" xlink:href="#3.3.2.Update the attributes of the node|outline">3.3.2. Update the attributes of the node<text:tab/>8</text:a></text:p>
          <text:p text:style-name="P81"><text:a xlink:type="simple" xlink:href="#3.3.2.1.Set the resource attributes of the node|outline">3.3.2.1. Set the resource attributes of the node<text:tab/>8</text:a></text:p>
          <text:p text:style-name="P81"><text:a xlink:type="simple" xlink:href="#3.3.2.2.Set the type attributes of the node|outline">3.3.2.2. Set the type attributes of the node<text:tab/>9</text:a></text:p>
          <text:p text:style-name="P83"><text:a xlink:type="simple" xlink:href="#3.4.Set up customization scripts (optional)|outline">3.4. Set up customization scripts (optional)<text:tab/>9</text:a></text:p>
          <text:p text:style-name="P83"><text:a xlink:type="simple" xlink:href="#3.5.Add NTP setup script (optional)|outline">3.5. Add NTP setup script (optional)<text:tab/>9</text:a></text:p>
          <text:p text:style-name="P83"><text:soft-page-break/><text:a xlink:type="simple" xlink:href="#3.6.Setup the Services and Definition|outline">3.6. Setup the Services and Definition<text:tab/>9</text:a></text:p>
          <text:p text:style-name="P84"><text:a xlink:type="simple" xlink:href="#3.6.1.Setup the networks table|outline">3.6.1. Setup the networks table<text:tab/>9</text:a></text:p>
          <text:p text:style-name="P84"><text:a xlink:type="simple" xlink:href="#3.6.2.Setup Name Resolution|outline">3.6.2. Setup Name Resolution<text:tab/>10</text:a></text:p>
          <text:p text:style-name="P81"><text:a xlink:type="simple" xlink:href="#3.6.2.1.Setup /etc/hosts with entries for all you nodes, hmcs, fsps|outline">3.6.2.1. Setup /etc/hosts with entries for all you nodes, hmcs, fsps<text:tab/>10</text:a></text:p>
          <text:p text:style-name="P81"><text:a xlink:type="simple" xlink:href="#3.6.2.2.Setup the nameserver |outline">3.6.2.2. Setup the nameserver <text:tab/>10</text:a></text:p>
          <text:p text:style-name="P81"><text:a xlink:type="simple" xlink:href="#3.6.2.3.Setup the DNS attributes in the Site table|outline">3.6.2.3. Setup the DNS attributes in the Site table<text:tab/>10</text:a></text:p>
          <text:p text:style-name="P81"><text:a xlink:type="simple" xlink:href="#3.6.2.4.Setup  DNS configuration |outline">3.6.2.4. Setup <text:s/>DNS configuration <text:tab/>10</text:a></text:p>
          <text:p text:style-name="P81"><text:a xlink:type="simple" xlink:href="#3.6.2.5.Updating the DNS configuration |outline">3.6.2.5. Updating the DNS configuration <text:tab/>10</text:a></text:p>
          <text:p text:style-name="P84"><text:a xlink:type="simple" xlink:href="#3.6.3.Configure conserver |outline">3.6.3. Configure conserver <text:tab/>10</text:a></text:p>
          <text:p text:style-name="P81"><text:a xlink:type="simple" xlink:href="#3.6.3.1.Set conserver attributes for the nodes |outline">3.6.3.1. Set conserver attributes for the nodes <text:tab/>11</text:a></text:p>
          <text:p text:style-name="P81"><text:a xlink:type="simple" xlink:href="#3.6.3.2.Update conserver configuration|outline">3.6.3.2. Update conserver configuration<text:tab/>11</text:a></text:p>
          <text:p text:style-name="P84"><text:a xlink:type="simple" xlink:href="#3.6.4.Check rcons(rnetboot and getmacs depend on it)|outline">3.6.4. Check rcons(rnetboot and getmacs depend on it)<text:tab/>11</text:a></text:p>
          <text:p text:style-name="P84"><text:a xlink:type="simple" xlink:href="#3.6.5.Update the mac table with the  address of the node(s)|outline">3.6.5. Update the mac table with the <text:s/>address of the node(s)<text:tab/>11</text:a></text:p>
          <text:p text:style-name="P84"><text:a xlink:type="simple" xlink:href="#3.6.6.Check rpower is working on the node |outline">3.6.6. Check rpower is working on the node <text:tab/>12</text:a></text:p>
          <text:p text:style-name="P84"><text:a xlink:type="simple" xlink:href="#3.6.7. Setup dhcp service|outline">3.6.7. <text:s/>Setup dhcp service<text:tab/>12</text:a></text:p>
          <text:p text:style-name="P81"><text:a xlink:type="simple" xlink:href="#3.6.7.1.Setup the dhcp listen interfaces in site table|outline">3.6.7.1. Setup the dhcp listen interfaces in site table<text:tab/>12</text:a></text:p>
          <text:p text:style-name="P81"><text:a xlink:type="simple" xlink:href="#3.6.7.2.[SLES]  Check the installation of dhcp-server |outline">3.6.7.2. [SLES] <text:s/>Check the installation of dhcp-server <text:tab/>12</text:a></text:p>
          <text:p text:style-name="P81"><text:a xlink:type="simple" xlink:href="#3.6.7.3.Configure the DHCP|outline">3.6.7.3. Configure the DHCP<text:tab/>12</text:a></text:p>
          <text:p text:style-name="P82"><text:a xlink:type="simple" xlink:href="#4.Install a Compute Node |outline">4. Install a Compute Node <text:tab/>12</text:a></text:p>
          <text:p text:style-name="P83"><text:a xlink:type="simple" xlink:href="#4.1.Prepare the installation source|outline">4.1. Prepare the installation source<text:tab/>12</text:a></text:p>
          <text:p text:style-name="P83"><text:a xlink:type="simple" xlink:href="#4.2.Statefull Node installation|outline">4.2. Statefull Node installation<text:tab/>13</text:a></text:p>
          <text:p text:style-name="P84"><text:a xlink:type="simple" xlink:href="#4.2.1.Customize the install profile|outline">4.2.1. Customize the install profile<text:tab/>13</text:a></text:p>
          <text:p text:style-name="P81"><text:a xlink:type="simple" xlink:href="#4.2.1.1.Install other  specific packages|outline">4.2.1.1. Install other <text:s/>specific packages<text:tab/>13</text:a></text:p>
          <text:p text:style-name="P84"><text:a xlink:type="simple" xlink:href="#4.2.2.Set the node status to ready for installation|outline">4.2.2. Set the node status to ready for installation<text:tab/>13</text:a></text:p>
          <text:p text:style-name="P84"><text:a xlink:type="simple" xlink:href="#4.2.3.Use network boot to start the installation|outline">4.2.3. Use network boot to start the installation<text:tab/>13</text:a></text:p>
          <text:p text:style-name="P84"><text:a xlink:type="simple" xlink:href="#4.2.4.Check the installation results|outline">4.2.4. Check the installation results<text:tab/>13</text:a></text:p>
          <text:p text:style-name="P83"><text:a xlink:type="simple" xlink:href="#4.3.Stateless node installation|outline">4.3. Stateless node installation<text:tab/>14</text:a></text:p>
          <text:p text:style-name="P84"><text:a xlink:type="simple" xlink:href="#4.3.1.Generate the stateless image for compute node|outline">4.3.1. Generate the stateless image for compute node<text:tab/>14</text:a></text:p>
          <text:p text:style-name="P81"><text:a xlink:type="simple" xlink:href="#4.3.1.1.Make the compute node packaging list|outline">4.3.1.1. Make the compute node packaging list<text:tab/>14</text:a></text:p>
          <text:p text:style-name="P81"><text:a xlink:type="simple" xlink:href="#4.3.1.2.Run image generation|outline">4.3.1.2. Run image generation<text:tab/>15</text:a></text:p>
          <text:p text:style-name="P81"><text:a xlink:type="simple" xlink:href="#4.3.1.3.Pack the image|outline">4.3.1.3. Pack the image<text:tab/>15</text:a></text:p>
          <text:p text:style-name="P84"><text:a xlink:type="simple" xlink:href="#4.3.2.Set the node status ready for network boot|outline">4.3.2. Set the node status ready for network boot<text:tab/>15</text:a></text:p>
          <text:p text:style-name="P84"><text:a xlink:type="simple" xlink:href="#4.3.3.Use network boot to start the installation|outline">4.3.3. Use network boot to start the installation<text:tab/>15</text:a></text:p>
          <text:p text:style-name="P84"><text:a xlink:type="simple" xlink:href="#4.3.4.Check the installation result|outline">4.3.4. Check the installation result<text:tab/>15</text:a></text:p>
          <text:p text:style-name="P84"><text:a xlink:type="simple" xlink:href="#4.3.5.Remove an image|outline">4.3.5. Remove an image<text:tab/>16</text:a></text:p>
          <text:p text:style-name="P82"><text:a xlink:type="simple" xlink:href="#5.Firmware upgrade|outline">5. Firmware upgrade<text:tab/>16</text:a></text:p>
          <text:p text:style-name="P83"><text:soft-page-break/><text:a xlink:type="simple" xlink:href="#5.1.Requirements|outline">5.1. Requirements<text:tab/>16</text:a></text:p>
          <text:p text:style-name="P84"><text:a xlink:type="simple" xlink:href="#5.1.1.Enable the HMC to allow remote ssh connections.|outline">5.1.1. Enable the HMC to allow remote ssh connections.<text:tab/>16</text:a></text:p>
          <text:p text:style-name="P84"><text:a xlink:type="simple" xlink:href="#5.1.2.Define the necessary attributes|outline">5.1.2. Define the necessary attributes<text:tab/>16</text:a></text:p>
          <text:p text:style-name="P84"><text:a xlink:type="simple" xlink:href="#5.1.3.Define the HMC as a node|outline">5.1.3. Define the HMC as a node<text:tab/>16</text:a></text:p>
          <text:p text:style-name="P84"><text:a xlink:type="simple" xlink:href="#5.1.4.Setup SSH connection to HMC|outline">5.1.4. Setup SSH connection to HMC<text:tab/>17</text:a></text:p>
          <text:p text:style-name="P84"><text:a xlink:type="simple" xlink:href="#5.1.5.Get the Microcode update package and associated XML file|outline">5.1.5. Get the Microcode update package and associated XML file<text:tab/>17</text:a></text:p>
          <text:p text:style-name="P83"><text:a xlink:type="simple" xlink:href="#5.2.Perform Firmware upgrade for CEC on P5/P6|outline">5.2. Perform Firmware upgrade for CEC on P5/P6<text:tab/>17</text:a></text:p>
          <text:p text:style-name="P84"><text:a xlink:type="simple" xlink:href="#5.2.1.Define the CEC as a node on the management node|outline">5.2.1. Define the CEC as a node on the management node<text:tab/>17</text:a></text:p>
          <text:p text:style-name="P84"><text:a xlink:type="simple" xlink:href="#5.2.2.Setup SSH connection to HMC|outline">5.2.2. Setup SSH connection to HMC<text:tab/>17</text:a></text:p>
          <text:p text:style-name="P84"><text:a xlink:type="simple" xlink:href="#5.2.3.Check firmware level|outline">5.2.3. Check firmware level<text:tab/>17</text:a></text:p>
          <text:p text:style-name="P84"><text:a xlink:type="simple" xlink:href="#5.2.4.Update the firmware|outline">5.2.4. Update the firmware<text:tab/>18</text:a></text:p>
          <text:p text:style-name="P83"><text:a xlink:type="simple" xlink:href="#5.3.Perform Firmware upgrades for BPA on P5/P6|outline">5.3. Perform Firmware upgrades for BPA on P5/P6<text:tab/>18</text:a></text:p>
          <text:p text:style-name="P84"><text:a xlink:type="simple" xlink:href="#5.3.1.Define the BPA as a node on the management node|outline">5.3.1. Define the BPA as a node on the management node<text:tab/>18</text:a></text:p>
          <text:p text:style-name="P84"><text:a xlink:type="simple" xlink:href="#5.3.2.Setup SSH connection to HMC|outline">5.3.2. Setup SSH connection to HMC<text:tab/>19</text:a></text:p>
          <text:p text:style-name="P84"><text:a xlink:type="simple" xlink:href="#5.3.3.User rinv to check the firmware level ( see rinv manpage)|outline">5.3.3. User rinv to check the firmware level ( see rinv manpage)<text:tab/>19</text:a></text:p>
          <text:p text:style-name="P84"><text:a xlink:type="simple" xlink:href="#5.3.4.Update the firmware|outline">5.3.4. Update the firmware<text:tab/>19</text:a></text:p>
          <text:p text:style-name="P83"><text:a xlink:type="simple" xlink:href="#5.4.Commit currently activated LIC update(copy T to P) for a CEC/BPA on p5/p6|outline">5.4. Commit currently activated LIC update(copy T to P) for a CEC/BPA on p5/p6<text:tab/>19</text:a></text:p>
          <text:p text:style-name="P84"><text:a xlink:type="simple" xlink:href="#5.4.1.Check firmware level|outline">5.4.1. Check firmware level<text:tab/>19</text:a></text:p>
          <text:p text:style-name="P84"><text:a xlink:type="simple" xlink:href="#5.4.2.Commit the firmware LIC|outline">5.4.2. Commit the firmware LIC<text:tab/>19</text:a></text:p>
          <text:p text:style-name="P82"><text:a xlink:type="simple" xlink:href="#6.References|outline">6. References<text:tab/>20</text:a></text:p>
        </text:index-body>
      </text:table-of-content>
      <text:section text:style-name="Sect3" text:name="区域2">
        <text:p text:style-name="P49"/>
        <text:p text:style-name="P50"/>
      </text:section>
      <text:section text:style-name="Sect4" text:name="区域3">
        <text:p text:style-name="P16"/>
        <text:list xml:id="list30599632" text:style-name="L1">
          <text:list-item>
            <text:h text:style-name="P87"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7">1. May have multiple LPARs (an LPAR will be the target machine to install an operating system image on, i.e. the LPAR will be the compute node); </text:p>
        <text:p text:style-name="P77">2. The Ethernet card and SCSI disk can be virtual devices; </text:p>
        <text:p text:style-name="P77">3. An HMC or IVM is used for the HCP (hardware control point)</text:p>
        <text:p text:style-name="P11"/>
        <text:p text:style-name="Standard"><text:span text:style-name="T8">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3">compute</text:span><text:span text:style-name="T6"> </text:span><text:span text:style-name="T3">nod</text:span><text:span text:style-name="T4">es. Please refer to </text:span><text:a xlink:type="simple" xlink:href="https://xcat.svn.sourceforge.net/viewvc/xcat/xcat-core/trunk/xCAT-client/share/doc/xCAT2SetupHierarchy.pdf"><text:span text:style-name="T4">xCAT2SetupHierarchy.pdf</text:span></text:a><text:span text:style-name="T5"> for hierarchical usage.</text:span></text:p>
        <text:p text:style-name="P11">Based on the two types of installation, the following installation scenarios will be described in this document:</text:p>
        <text:p text:style-name="P77">1. Install a stateful compute node</text:p>
        <text:p text:style-name="P77">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2">Arch: an LPAR on a p5/p6 machine</text:p>
        <text:p text:style-name="P52">OS: Red Hat Ent<text:span text:style-name="T14">erprise Linux</text:span> 5.2</text:p>
        <text:p text:style-name="P52">Hostname: pmanagenode</text:p>
        <text:p text:style-name="P52">IP: 192.168.0.1</text:p>
        <text:p text:style-name="P52">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2">Arch: an LPAR on a p5/p6 machine</text:p>
        <text:p text:style-name="P52">OS: Red Hat Enterprise Linux 5.2</text:p>
        <text:p text:style-name="P52">HCP: HMC</text:p>
        <text:p text:style-name="P52"/>
        <text:p text:style-name="P52"><text:soft-page-break/>Hostname: pnode1 – this node will be installed <text:s/>statefull</text:p>
        <text:p text:style-name="P52">IP: 192.168.0.10</text:p>
        <text:p text:style-name="P53">Cluster-face-IF: eth0</text:p>
        <text:p text:style-name="P51"/>
        <text:p text:style-name="P52">Hostname: pnode2 – this node will be installed <text:s/>stateless</text:p>
        <text:p text:style-name="P52">IP: 192.168.0.20</text:p>
        <text:p text:style-name="P53">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0637636" text:continue-numbering="true" text:style-name="L1">
          <text:list-item>
            <text:h text:style-name="P87" text:outline-level="1">Install xCAT 2 on the Management node</text:h>
          </text:list-item>
        </text:list>
        <text:p text:style-name="P32"><text:span text:style-name="T8">Before proceeding to setup your pLlinux Cluster, <text:s/>you should first read </text:span><text:a xlink:type="simple" xlink:href="https://xcat.svn.sourceforge.net/viewvc/xcat/xcat-core/trunk/xCAT-client/share/doc/xCAT2top.pdf"><text:span text:style-name="T8">xCAT2top</text:span></text:a><text:a xlink:type="simple" xlink:href="https://xcat.svn.sourceforge.net/svnroot/xcat/xcat-core/trunk/xCAT-client/share/doc/xCAT2top.pdf"><text:span text:style-name="T8"> </text:span></text:a><text:span text:style-name="T8">for information on downloading and installing xCAT on your Management Node. Some </text:span><text:span text:style-name="T10"><text:s/>xCAT database tables will be used in the following chapters, you can refer to </text:span><text:a xlink:type="simple" xlink:href="http://xcat.sourceforge.net/man5/xcatdb.5.html"><text:span text:style-name="T10">xcatdb manpage</text:span></text:a><text:span text:style-name="T10"> for more details on xCAT database tables.</text:span></text:p>
        <text:list xml:id="list30661724" text:continue-numbering="true" text:style-name="L1">
          <text:list-item>
            <text:h text:style-name="P87" text:outline-level="1">Setup the management node </text:h>
            <text:list>
              <text:list-item>
                <text:h text:style-name="P90"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xml:id="list30654054" text:continue-numbering="true" text:style-name="L1">
          <text:list-item>
            <text:list>
              <text:list-item>
                <text:list>
                  <text:list-item>
                    <text:h text:style-name="P96" text:outline-level="3">Remove atftp</text:h>
                  </text:list-item>
                </text:list>
              </text:list-item>
            </text:list>
          </text:list-item>
        </text:list>
        <text:p text:style-name="Code">service tftpd stop</text:p>
        <text:p text:style-name="Code">rpm --nodeps -e atftp</text:p>
        <text:list xml:id="list30640076" text:continue-numbering="true" text:style-name="L1">
          <text:list-item>
            <text:list>
              <text:list-item>
                <text:list>
                  <text:list-item>
                    <text:h text:style-name="P96" text:outline-level="3">Install the tftp <text:span text:style-name="T12">server </text:span>needed by xC<text:span text:style-name="T12">AT</text:span>, and restart it</text:h>
                  </text:list-item>
                </text:list>
              </text:list-item>
            </text:list>
          </text:list-item>
        </text:list>
        <text:p text:style-name="P12">[RH]:</text:p>
        <text:p text:style-name="Code">yum install tftp-server.ppc</text:p>
        <text:p text:style-name="P63"/>
        <text:p text:style-name="P12"><text:span text:style-name="T17">[SLES]</text:span><text:span text:style-name="T17">:</text:span></text:p>
        <text:p text:style-name="P39">zypper install tftp</text:p>
        <text:list xml:id="list30666684" text:continue-numbering="true" text:style-name="L1">
          <text:list-item>
            <text:list>
              <text:list-item>
                <text:list>
                  <text:list-item>
                    <text:h text:style-name="P97" text:outline-level="3">Restart the tftp server</text:h>
                  </text:list-item>
                </text:list>
              </text:list-item>
            </text:list>
          </text:list-item>
        </text:list>
        <text:p text:style-name="P62">Notes: make sure the entry "disable=no" in the /etc/xinetd.d/tftp.</text:p>
        <text:p text:style-name="P47">service xinetd restart</text:p>
        <text:list xml:id="list30667640" text:continue-numbering="true" text:style-name="L1">
          <text:list-item>
            <text:list>
              <text:list-item>
                <text:h text:style-name="P90" text:outline-level="2"><text:soft-page-break/>Setup <text:s/><text:span text:style-name="T12">c</text:span>ommon attribute<text:span text:style-name="T12">s</text:span> for xCAT in the database</text:h>
              </text:list-item>
            </text:list>
          </text:list-item>
        </text:list>
        <text:p text:style-name="P40">The<text:span text:style-name="T14"> xCAT database table “passwd” contains default userids and passwords for xCAT to access cluster components. This section will describe how to set the default userids and passwords for system and hmc in xCAT database table.</text:span></text:p>
        <text:list xml:id="list30662094" text:continue-numbering="true" text:style-name="L1">
          <text:list-item>
            <text:list>
              <text:list-item>
                <text:list>
                  <text:list-item>
                    <text:h text:style-name="P96" text:outline-level="3">Add the default account for system</text:h>
                  </text:list-item>
                </text:list>
              </text:list-item>
            </text:list>
          </text:list-item>
        </text:list>
        <text:p text:style-name="P36">chtab key=system passwd.username=root passwd.password=cluster</text:p>
        <text:list xml:id="list30639514" text:continue-numbering="true" text:style-name="L1">
          <text:list-item>
            <text:list>
              <text:list-item>
                <text:list>
                  <text:list-item>
                    <text:h text:style-name="P96" text:outline-level="3">Add the default account for hmc</text:h>
                  </text:list-item>
                </text:list>
              </text:list-item>
            </text:list>
          </text:list-item>
        </text:list>
        <text:p text:style-name="Code">chtab key=hmc passwd.username=hscroot passwd.password=abc123</text:p>
        <text:p text:style-name="P40">Note: The<text:span text:style-name="T14"> username and password for xCAT to access the HMCs can be specified through mkdef or chdef command, this is useful especially when some specific HMCs use the different username and password with the default ones. For example:</text:span></text:p>
        <text:p text:style-name="P42">mkdef –t node –o hmc1 groups=hmc,all <text:s/>nodetype=hmc <text:s/>mgt=hmc <text:s/><text:tab/>username=hscroot <text:s/>password=abc1234</text:p>
        <text:p text:style-name="P42">chdef -t node -o hmc1 username=hscroot password=abc1234</text:p>
        <text:p text:style-name="P59"/>
        <text:list xml:id="list30655354" text:continue-numbering="true" text:style-name="L1">
          <text:list-item>
            <text:list>
              <text:list-item>
                <text:h text:style-name="P90" text:outline-level="2"><text:span text:style-name="T12">D</text:span>efine the compute <text:span text:style-name="T12">nodes</text:span></text:h>
              </text:list-item>
            </text:list>
          </text:list-item>
        </text:list>
        <text:p text:style-name="P40">The definition of a node is stored in several tables of the xCAT database. <text:s/></text:p>
        <text:p text:style-name="P43"><text:span text:style-name="T15">You can use </text:span><text:span text:style-name="T16">rscan</text:span><text:span text:style-name="T15">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0665983" text:continue-numbering="true" text:style-name="L1">
          <text:list-item>
            <text:list>
              <text:list-item>
                <text:list>
                  <text:list-item>
                    <text:h text:style-name="P96" text:outline-level="3">Gather Node information using the rscan command</text:h>
                    <text:list>
                      <text:list-item>
                        <text:h text:style-name="P101"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21">hmc1</text:span>”. The <text:span text:style-name="T21">groups, nodetype, mgt, username</text:span>, and <text:span text:style-name="T21">password</text:span> attributes will be set.</text:p>
        <text:p text:style-name="Code">mkdef –t node –o hmc1 groups=hmc,all <text:s/>nodetype=hmc <text:s/>mgt=hmc <text:s/><text:tab/>username=hscroot <text:s/>password=abc123</text:p>
        <text:p text:style-name="P60"/>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
        <text:p text:style-name="P41">If xCAT Management Node is in the same service network with HMC, you will be able to discover the HMC and create an xCAT node definition for the HMC automatically.</text:p>
        <text:p text:style-name="P35">lsslp -w -s HMC</text:p>
        <text:p text:style-name="P41"><text:soft-page-break/>The above xCAT command lsslp discover<text:span text:style-name="T14">s</text:span> and write<text:span text:style-name="T14">s</text:span> the HMCs into xCAT database, but we still need to set HMCs' username and password.</text:p>
        <text:p text:style-name="P35">chdef -t node -o hmc1 username=hscroot password=abc123</text:p>
        <text:p text:style-name="P64"/>
        <text:p text:style-name="P41">For more details with hardware discovery feature in xCAT, please refer to document:</text:p>
        <text:p text:style-name="P44"><text:a xlink:type="simple" xlink:href="http://xcat.svn.sourceforge.net/viewvc/xcat/xcat-core/trunk/xCAT-client/share/doc/xCAT2onAIX.pdf"><text:span text:style-name="_20_Char"><text:span text:style-name="T39">(http://xcat.svn.sourceforge.net/viewvc/xcat/xcat-core/trunk/xCAT-client/share/doc/xCAT2pHWManagement.pdf )</text:span></text:span></text:a></text:p>
        <text:p text:style-name="P44"><text:a xlink:type="simple" xlink:href="http://xcat.svn.sourceforge.net/viewvc/xcat/xcat-core/trunk/xCAT-client/share/doc/xCAT2onAIX.pdf"><text:span text:style-name="_20_Char"><text:span text:style-name="T39"/></text:span></text:a></text:p>
        <text:p text:style-name="P44"><text:a xlink:type="simple" xlink:href="http://xcat.svn.sourceforge.net/viewvc/xcat/xcat-core/trunk/xCAT-client/share/doc/xCAT2onAIX.pdf"><text:span text:style-name="_20_Char"><text:span text:style-name="T39"/></text:span></text:a></text:p>
        <text:list xml:id="list30637621" text:continue-numbering="true" text:style-name="L1">
          <text:list-item>
            <text:list>
              <text:list-item>
                <text:list>
                  <text:list-item>
                    <text:list>
                      <text:list-item>
                        <text:h text:style-name="P101" text:outline-level="4"><text:span text:style-name="T12">D</text:span><text:span text:style-name="T13">is</text:span><text:span text:style-name="T12">cover the LPARs managed by HMC</text:span></text:h>
                      </text:list-item>
                    </text:list>
                  </text:list-item>
                </text:list>
              </text:list-item>
            </text:list>
          </text:list-item>
        </text:list>
        <text:p text:style-name="P45">Run the <text:span text:style-name="T20">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0">rscan</text:span> as well as some default values that could be used for the node definitions.</text:p>
        <text:p text:style-name="P48">To write the stanza format output of <text:span text:style-name="T20">rscan</text:span> to a file called “node.stanza<text:span text:style-name="T21">”</text:span> run the following command.</text:p>
        <text:p text:style-name="P56">rscan –z hmc01 &gt; <text:s/>node.stanza</text:p>
        <text:p text:style-name="P55"/>
        <text:p text:style-name="P45">This file can then be checked and modified as needed. <text:s/>For example you may need to add a different name for the node definition or add additional attributes and values.</text:p>
        <text:p text:style-name="P45"><text:span text:style-name="T24">Note</text:span><text:span text:style-name="T22">: The stanza file will contain stanzas for things other than the LPARs. <text:s/>This information must also be defined in the xCAT database. <text:s/></text:span><text:span text:style-name="T22">The stanza will repeat the same bpa</text:span><text:span text:style-name="T22"> information for multiple fsp(s). </text:span><text:span text:style-name="T22">It is not necessary to modify the non-LPAR stanzas in any way.</text:span></text:p>
        <text:p text:style-name="P45">The <text:s/>stanza file will look something like the following. <text:s/><text:span text:style-name="T27"><text:s/></text:span></text:p>
        <text:p text:style-name="Standard">Server-9117-MMA-SN10F6F3D:</text:p>
        <text:p text:style-name="P67"><text:s text:c="8"/>objtype=node</text:p>
        <text:p text:style-name="P67"><text:s text:c="8"/>nodetype=fsp</text:p>
        <text:p text:style-name="P67"><text:s text:c="8"/>id=5</text:p>
        <text:p text:style-name="P67"><text:s text:c="8"/>model=9118-575</text:p>
        <text:p text:style-name="P67"><text:s text:c="8"/>serial=02013EB</text:p>
        <text:p text:style-name="P67"><text:s text:c="8"/>hcp=hmc01</text:p>
        <text:p text:style-name="P67"><text:s text:c="8"/>pprofile=</text:p>
        <text:p text:style-name="P67"><text:s text:c="8"/>parent=Server-9458-10099201WM_A</text:p>
        <text:p text:style-name="P67"><text:s text:c="8"/>groups=fsp,all</text:p>
        <text:p text:style-name="P67"><text:s text:c="8"/>mgt=hmc</text:p>
        <text:p text:style-name="P65"/>
        <text:p text:style-name="P64">pnode1:</text:p>
        <text:p text:style-name="P67"><text:s text:c="8"/>objtype=node</text:p>
        <text:p text:style-name="P67"><text:s text:c="8"/>nodetype=lpar,osi</text:p>
        <text:p text:style-name="P67"><text:s text:c="8"/>id=9</text:p>
        <text:p text:style-name="P67"><text:s text:c="8"/>hcp=hmc1</text:p>
        <text:p text:style-name="P67"><text:s text:c="8"/>pprofile=lpar9</text:p>
        <text:p text:style-name="P67"><text:s text:c="8"/>parent=Server-9117-MMA-SN10F6F3D</text:p>
        <text:p text:style-name="P67"><text:s text:c="8"/>groups=lpar,all</text:p>
        <text:p text:style-name="P67"><text:s text:c="8"/>mgt=hmc</text:p>
        <text:p text:style-name="P67"><text:soft-page-break/><text:s text:c="8"/>cons=hmc</text:p>
        <text:p text:style-name="P65"/>
        <text:p text:style-name="P64">pnode2:</text:p>
        <text:p text:style-name="P67"><text:s text:c="8"/>objtype=node</text:p>
        <text:p text:style-name="P67"><text:s text:c="8"/>nodetype=lpar,osi</text:p>
        <text:p text:style-name="P67"><text:s text:c="8"/>id=7</text:p>
        <text:p text:style-name="P67"><text:s text:c="8"/>hcp=hmc1</text:p>
        <text:p text:style-name="P67"><text:s text:c="8"/>pprofile=lpar6</text:p>
        <text:p text:style-name="P67"><text:s text:c="8"/>parent=Server-9117-MMA-SN10F6F3D</text:p>
        <text:p text:style-name="P67"><text:s text:c="8"/>groups=lpar,all</text:p>
        <text:p text:style-name="P67"><text:s text:c="8"/>mgt=hmc</text:p>
        <text:p text:style-name="P67"><text:s text:c="8"/>cons=hmc</text:p>
        <text:p text:style-name="P78"/>
        <text:p text:style-name="P46"><text:span text:style-name="T25">Note</text:span><text:span text:style-name="T23">: The </text:span><text:span text:style-name="T25">rscan</text:span><text:span text:style-name="T23"> command supports an option to automatically create node definitions in the xCAT database. <text:s text:c="2"/>To do this the LPAR name gathered by </text:span><text:span text:style-name="T25">rscan</text:span><text:span text:style-name="T23"> is used as the node </text:span><text:span text:style-name="T23">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0653376" text:continue-numbering="true" text:style-name="L1">
          <text:list-item>
            <text:list>
              <text:list-item>
                <text:list>
                  <text:list-item>
                    <text:list>
                      <text:list-item>
                        <text:h text:style-name="P101" text:outline-level="4">Define xCAT node using the stanza file</text:h>
                      </text:list-item>
                    </text:list>
                  </text:list-item>
                </text:list>
              </text:list-item>
            </text:list>
          </text:list-item>
        </text:list>
        <text:p text:style-name="P4"><text:span text:style-name="T2">The information gathered by the </text:span><text:span text:style-name="T7">rscan </text:span><text:span text:style-name="T2">command can be used to create xCAT node definitions by running the following command:</text:span></text:p>
        <text:p text:style-name="P79"/>
        <text:p text:style-name="Code">cat node.stanza | mkdef –z</text:p>
        <text:p text:style-name="P60"/>
        <text:p text:style-name="Code">Verify <text:s/>the data:</text:p>
        <text:p text:style-name="P60"/>
        <text:p text:style-name="Code">lsdef -t node -l all</text:p>
        <text:p text:style-name="Code"/>
        <text:list xml:id="list30646371" text:continue-numbering="true" text:style-name="L1">
          <text:list-item>
            <text:list>
              <text:list-item>
                <text:list>
                  <text:list-item>
                    <text:list>
                      <text:list-item>
                        <text:h text:style-name="P102" text:outline-level="4">Define xCAT groups (optional)</text:h>
                      </text:list-item>
                    </text:list>
                  </text:list-item>
                </text:list>
              </text:list-item>
            </text:list>
          </text:list-item>
        </text:list>
        <text:p text:style-name="P22">See the section “<text:span text:style-name="T36">xCAT node group support</text:span>” in<text:span text:style-name="T37"> </text:span><text:a xlink:type="simple" xlink:href="https://xcat.svn.sourceforge.net/viewvc/xcat/xcat-core/trunk/xCAT-client/share/doc/xCAT2top.pdf"><text:span text:style-name="T37">xCAT2top </text:span></text:a><text:span text:style-name="T14">for more details on how to define xCAT groups.</text:span></text:p>
        <text:list xml:id="list30640290" text:continue-numbering="true" text:style-name="L1">
          <text:list-item>
            <text:list>
              <text:list-item>
                <text:list>
                  <text:list-item>
                    <text:h text:style-name="P96" text:outline-level="3">Update the <text:span text:style-name="T12">attributes of the node</text:span></text:h>
                    <text:list>
                      <text:list-item>
                        <text:h text:style-name="P101"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list xml:id="list30639006" text:continue-numbering="true" text:style-name="L1">
          <text:list-item>
            <text:list>
              <text:list-item>
                <text:list>
                  <text:list-item>
                    <text:list>
                      <text:list-item>
                        <text:h text:style-name="P101" text:outline-level="4"><text:soft-page-break/>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0659825" text:continue-numbering="true" text:style-name="L1">
          <text:list-item>
            <text:list>
              <text:list-item>
                <text:h text:style-name="P90" text:outline-level="2"><text:span text:style-name="_20_Char"><text:span text:style-name="T34">Set up customization scripts (optional)</text:span></text:span></text:h>
              </text:list-item>
            </text:list>
          </text:list-item>
        </text:list>
        <text:p text:style-name="P4"><text:span text:style-name="_20_Char"><text:span text:style-name="T29">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29">definition can be used to specify the comma separated list of the scripts that you want to </text:span></text:span><text:span text:style-name="_20_Char"><text:span text:style-name="T29">be executed on the nodes. </text:span></text:span><text:span text:style-name="_20_Char"><text:span text:style-name="T31">The order of the scripts in the list determines the order in which they will be run.</text:span></text:span></text:p>
        <text:p text:style-name="P4"><text:span text:style-name="_20_Char"><text:span text:style-name="T29">For example, if you want to have your two scripts called “foo” and “bar” run on node “node01” you could use the </text:span></text:span><text:span text:style-name="_20_Char"><text:span text:style-name="T30">chdef</text:span></text:span><text:span text:style-name="_20_Char"><text:span text:style-name="T29"> command as follows.</text:span></text:span></text:p>
        <text:p text:style-name="P4"><text:span text:style-name="_20_Char"><text:span text:style-name="T29"><text:tab/><text:tab/></text:span></text:span><text:span text:style-name="_20_Char"><text:span text:style-name="T32">chdef -t node -o node01 -p postscripts=foo,bar</text:span></text:span></text:p>
        <text:p text:style-name="P4"><text:span text:style-name="_20_Char"><text:span text:style-name="T31"><text:tab/>(The “-p” means to add these to whatever is already set.)</text:span></text:span></text:p>
        <text:p text:style-name="P4"><text:span text:style-name="_20_Char"><text:span text:style-name="T31"/></text:span></text:p>
        <text:list xml:id="list30654935" text:continue-numbering="true" text:style-name="L1">
          <text:list-item>
            <text:list>
              <text:list-item>
                <text:h text:style-name="P92" text:outline-level="2"><text:span text:style-name="_20_Char"><text:span text:style-name="T19">Add NTP setup script (optional)</text:span></text:span></text:h>
              </text:list-item>
            </text:list>
          </text:list-item>
        </text:list>
        <text:p text:style-name="P4"><text:span text:style-name="_20_Char"><text:span text:style-name="T29">To enable the NTP services on the cluster, first configure NTP on the management</text:span></text:span></text:p>
        <text:p text:style-name="P4"><text:span text:style-name="_20_Char"><text:span text:style-name="T29">node and start </text:span></text:span><text:span text:style-name="_20_Char"><text:span text:style-name="T30">ntpd</text:span></text:span><text:span text:style-name="_20_Char"><text:span text:style-name="T29">.</text:span></text:span></text:p>
        <text:p text:style-name="P4"><text:span text:style-name="_20_Char"><text:span text:style-name="T29">Next set the “</text:span></text:span><text:span text:style-name="_20_Char"><text:span text:style-name="T33">ntpservers” </text:span></text:span><text:span text:style-name="_20_Char"><text:span text:style-name="T29">attribute in the site table. Whatever time servers are listed</text:span></text:span></text:p>
        <text:p text:style-name="P4"><text:span text:style-name="_20_Char"><text:span text:style-name="T29">in this attribute will be used by all the nodes that boot directly from the management</text:span></text:span></text:p>
        <text:p text:style-name="P4"><text:span text:style-name="_20_Char"><text:span text:style-name="T29">node.</text:span></text:span></text:p>
        <text:p text:style-name="P4"><text:span text:style-name="_20_Char"><text:span text:style-name="T32"><text:tab/>chdef -t site ntpservers= myMN</text:span></text:span></text:p>
        <text:p text:style-name="P4"><text:span text:style-name="_20_Char"><text:span text:style-name="T32"/></text:span></text:p>
        <text:p text:style-name="P4"><text:span text:style-name="_20_Char"><text:span text:style-name="T29">To have xCAT automatically set up ntp on the cluster nodes you must add the </text:span></text:span><text:span text:style-name="_20_Char"><text:span text:style-name="T30">setupntp</text:span></text:span><text:span text:style-name="_20_Char"><text:span text:style-name="T29"> script to the list of postscripts that are run on the nodes. <text:s text:c="2"/></text:span></text:span></text:p>
        <text:p text:style-name="P4"><text:span text:style-name="_20_Char"><text:span text:style-name="T29">To do this you can either modify the “postscripts” attribute for each node individually or you can just modify the definition of a group that all the nodes belong to.</text:span></text:span></text:p>
        <text:p text:style-name="P4"><text:span text:style-name="_20_Char"><text:span text:style-name="T29">For example, if all your nodes belong to the group “compute” then you could add </text:span></text:span><text:span text:style-name="_20_Char"><text:span text:style-name="T30">setupntp</text:span></text:span><text:span text:style-name="_20_Char"><text:span text:style-name="T29"> to the group definition by running the following command.</text:span></text:span></text:p>
        <text:p text:style-name="P4"><text:span text:style-name="_20_Char"><text:span text:style-name="T28"><text:tab/></text:span></text:span><text:span text:style-name="_20_Char"><text:span text:style-name="T32">chdef -p -t group -o compute postscripts=setupntp</text:span></text:span></text:p>
        <text:list xml:id="list30646659" text:continue-numbering="true" text:style-name="L1">
          <text:list-item>
            <text:list>
              <text:list-item>
                <text:h text:style-name="P90" text:outline-level="2">Setup the Services and Definition</text:h>
              </text:list-item>
            </text:list>
          </text:list-item>
        </text:list>
        <text:p text:style-name="P22">The part should be experienced, when there are compute nodes, hmcs, networks defined/deleted.</text:p>
        <text:list xml:id="list30667943" text:continue-numbering="true" text:style-name="L1">
          <text:list-item>
            <text:list>
              <text:list-item>
                <text:list>
                  <text:list-item>
                    <text:h text:style-name="P96" text:outline-level="3">Setup the networks table</text:h>
                  </text:list-item>
                </text:list>
              </text:list-item>
            </text:list>
          </text:list-item>
        </text:list>
        <text:p text:style-name="P11">Create the networks that used for cluster management:</text:p>
        <text:p text:style-name="P58">mkdef -t network -o net1 net=192.168.0.0 mask=255.255.255.0 <text:s/>gateway=192.168.0.1 <text:s/>mgtifname=eth1 <text:s/>dhcpserver=192.168.0.1 <text:s/>tftpserver=192.168.0.1 nameservers=192.168.0.1</text:p>
        <text:p text:style-name="P58"><text:soft-page-break/></text:p>
        <text:p text:style-name="P11">Note: <text:s/>If you will be using the xCAT management node or a service node as a gateway remember to set “ipforwarding” to “1”.</text:p>
        <text:p text:style-name="P58"/>
        <text:p text:style-name="P58"/>
        <text:list xml:id="list30651695" text:continue-numbering="true" text:style-name="L1">
          <text:list-item>
            <text:list>
              <text:list-item>
                <text:list>
                  <text:list-item>
                    <text:h text:style-name="P96" text:outline-level="3">Setup Name Resolution</text:h>
                    <text:list>
                      <text:list-item>
                        <text:h text:style-name="P101"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0659693" text:continue-numbering="true" text:style-name="L1">
          <text:list-item>
            <text:list>
              <text:list-item>
                <text:list>
                  <text:list-item>
                    <text:list>
                      <text:list-item>
                        <text:h text:style-name="P101"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0664741" text:continue-numbering="true" text:style-name="L1">
          <text:list-item>
            <text:list>
              <text:list-item>
                <text:list>
                  <text:list-item>
                    <text:list>
                      <text:list-item>
                        <text:h text:style-name="P101"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0661842" text:continue-numbering="true" text:style-name="L1">
          <text:list-item>
            <text:list>
              <text:list-item>
                <text:list>
                  <text:list-item>
                    <text:list>
                      <text:list-item>
                        <text:h text:style-name="P101"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0646969" text:continue-numbering="true" text:style-name="L1">
          <text:list-item>
            <text:list>
              <text:list-item>
                <text:list>
                  <text:list-item>
                    <text:list>
                      <text:list-item>
                        <text:h text:style-name="P101"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0640876" text:continue-numbering="true" text:style-name="L1">
          <text:list-item>
            <text:list>
              <text:list-item>
                <text:list>
                  <text:list-item>
                    <text:h text:style-name="P96"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4"> console logging function will log the console output and activities for any node with remote </text:span><text:soft-page-break/><text:span text:style-name="T14">console attributes set to file /var/log/consoles/&lt;</text:span><text:span text:style-name="T26">node_name</text:span><text:span text:style-name="T14">&gt;, the console logging files can be replayed for debugging or any other purpose.</text:span></text:p>
        <text:p text:style-name="Standard"/>
        <text:list xml:id="list30667665" text:continue-numbering="true" text:style-name="L1">
          <text:list-item>
            <text:list>
              <text:list-item>
                <text:list>
                  <text:list-item>
                    <text:list>
                      <text:list-item>
                        <text:h text:style-name="P103" text:outline-level="4">Set conserver attributes for the nodes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0648610" text:continue-numbering="true" text:style-name="L1">
          <text:list-item>
            <text:list>
              <text:list-item>
                <text:list>
                  <text:list-item>
                    <text:list>
                      <text:list-item>
                        <text:h text:style-name="P102" text:outline-level="4">Update con<text:span text:style-name="T14">server configuration</text:span></text:h>
                      </text:list-item>
                    </text:list>
                  </text:list-item>
                </text:list>
              </text:list-item>
            </text:list>
          </text:list-item>
        </text:list>
        <text:p text:style-name="P11">Each xCA<text:span text:style-name="T14">T node with remote console attributes set should be added into the conserver configuration file to make the rcons work. The xCAT command makeconservercf will </text:span><text:span text:style-name="T14">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8">makeconservercf</text:p>
        <text:p text:style-name="P68">service conserver stop</text:p>
        <text:p text:style-name="P68">service conserver start</text:p>
        <text:p text:style-name="P80"/>
        <text:list xml:id="list30638179" text:continue-numbering="true" text:style-name="L1">
          <text:list-item>
            <text:list>
              <text:list-item>
                <text:list>
                  <text:list-item>
                    <text:h text:style-name="P96" text:outline-level="3">Check rcons(rnetboot and getmacs depend on it)</text:h>
                  </text:list-item>
                </text:list>
              </text:list-item>
            </text:list>
          </text:list-item>
        </text:list>
        <text:p text:style-name="Code">rcons pnode1</text:p>
        <text:p text:style-name="P11">If it works ok, you will get into the console interface of the pnode1.</text:p>
        <text:p text:style-name="P11"/>
        <text:list xml:id="list30637941" text:continue-numbering="true" text:style-name="L1">
          <text:list-item>
            <text:list>
              <text:list-item>
                <text:list>
                  <text:list-item>
                    <text:h text:style-name="P96" text:outline-level="3">Update the mac table with the <text:s/>address of the node(s)</text:h>
                  </text:list-item>
                </text:list>
              </text:list-item>
            </text:list>
          </text:list-item>
        </text:list>
        <text:p text:style-name="P11">If there's only one Ethernet adapter on the node or you have specified the <text:span text:style-name="T18">installnic or primarynic attribute of the node</text:span><text:span text:style-name="T18">,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38">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59">getmacs pnode1 -D -S 192.168.0.1 -G 192.168.0.10 </text:p>
        <text:p text:style-name="P59"/>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text:soft-page-break/>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0666159" text:continue-numbering="true" text:style-name="L1">
          <text:list-item>
            <text:list>
              <text:list-item>
                <text:list>
                  <text:list-item>
                    <text:h text:style-name="P96" text:outline-level="3">Check rpower is working on the node </text:h>
                  </text:list-item>
                </text:list>
              </text:list-item>
            </text:list>
          </text:list-item>
        </text:list>
        <text:p text:style-name="P58">rpower pnode1 stat</text:p>
        <text:list xml:id="list30651108" text:continue-numbering="true" text:style-name="L1">
          <text:list-item>
            <text:list>
              <text:list-item>
                <text:list>
                  <text:list-item>
                    <text:h text:style-name="P96" text:outline-level="3"><text:s/>Setup dhcp service</text:h>
                    <text:list>
                      <text:list-item>
                        <text:h text:style-name="P101" text:outline-level="4">Setup the dhcp listen interfaces in site table</text:h>
                      </text:list-item>
                    </text:list>
                  </text:list-item>
                </text:list>
              </text:list-item>
            </text:list>
          </text:list-item>
        </text:list>
        <text:p text:style-name="Code">chdef -t site dhcpinterfaces='pmanagenode|eth1'</text:p>
        <text:p text:style-name="P39"/>
        <text:list xml:id="list30637321" text:continue-numbering="true" text:style-name="L1">
          <text:list-item>
            <text:list>
              <text:list-item>
                <text:list>
                  <text:list-item>
                    <text:list>
                      <text:list-item>
                        <text:h text:style-name="P101"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
        <text:list xml:id="list30651645" text:continue-numbering="true" text:style-name="L1">
          <text:list-item>
            <text:list>
              <text:list-item>
                <text:list>
                  <text:list-item>
                    <text:list>
                      <text:list-item>
                        <text:h text:style-name="P101"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0662389" text:continue-numbering="true" text:style-name="L1">
          <text:list-item>
            <text:h text:style-name="P87" text:outline-level="1">Install a Compute Node<text:span text:style-name="T9"> </text:span></text:h>
            <text:list>
              <text:list-item>
                <text:h text:style-name="P93"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text:soft-page-break/>Note: If you encounter the issue that the iso cannot be mounted by the copycds command. Make sure the SElinux is disabled.</text:p>
        <text:list xml:id="list30665937" text:continue-numbering="true" text:style-name="L1">
          <text:list-item>
            <text:list>
              <text:list-item>
                <text:h text:style-name="P93" text:outline-level="2">Statefull Node installation</text:h>
                <text:list>
                  <text:list-item>
                    <text:h text:style-name="P96"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71">Note: The dir<text:span text:style-name="T14">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0">For example, you need to put the</text:span> <text:span text:style-name="T41">.otherpkgs.pkglist</text:span><text:span text:style-name="T11"> </text:span><text:span text:style-name="T10">file into the</text:span> <text:s/><text:span text:style-name="T40">/install/custom/install/&lt;os&gt;/</text:span> <text:span text:style-name="T10">directory if you need to install other packages.</text:span></text:p>
        <text:p text:style-name="P73"/>
        <text:p text:style-name="P11">The profile name in the &lt;profile&gt; can be set to certain compute node by following command:</text:p>
        <text:p text:style-name="P33">chdef -t node -o pnode1 profile=&lt;profile&gt;</text:p>
        <text:list xml:id="list30661728" text:continue-numbering="true" text:style-name="L1">
          <text:list-item>
            <text:list>
              <text:list-item>
                <text:list>
                  <text:list-item>
                    <text:list>
                      <text:list-item>
                        <text:h text:style-name="P102"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7">/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5">SLE-11-SDK-DVD Media 1 ISO.</text:span></text:p>
        <text:p text:style-name="P30"/>
        <text:p text:style-name="P30">After “createrepo” is installed, run the following command to create repodata for the directory:</text:p>
        <text:p text:style-name="P34">createrepo /install/post/otherpkgs/&lt;os&gt;/&lt;arch&gt;</text:p>
        <text:list xml:id="list30657788" text:continue-numbering="true" text:style-name="L1">
          <text:list-item>
            <text:list>
              <text:list-item>
                <text:list>
                  <text:list-item>
                    <text:h text:style-name="P96" text:outline-level="3">Set the node status to ready for installation</text:h>
                  </text:list-item>
                </text:list>
              </text:list-item>
            </text:list>
          </text:list-item>
        </text:list>
        <text:p text:style-name="Code">nodeset pnode1 install</text:p>
        <text:p text:style-name="P24"/>
        <text:list xml:id="list30661953" text:continue-numbering="true" text:style-name="L1">
          <text:list-item>
            <text:list>
              <text:list-item>
                <text:list>
                  <text:list-item>
                    <text:h text:style-name="P98" text:outline-level="3">Use network boot to start the installation</text:h>
                  </text:list-item>
                </text:list>
              </text:list-item>
            </text:list>
          </text:list-item>
        </text:list>
        <text:p text:style-name="Code">rnetboot pnode1</text:p>
        <text:list xml:id="list30664274" text:continue-numbering="true" text:style-name="L1">
          <text:list-item>
            <text:list>
              <text:list-item>
                <text:list>
                  <text:list-item>
                    <text:h text:style-name="P98" text:outline-level="3"><text:soft-page-break/>Check the installation results</text:h>
                  </text:list-item>
                </text:list>
              </text:list-item>
            </text:list>
          </text:list-item>
        </text:list>
        <text:p text:style-name="P61">1. After the node installation is completed successfully, the node's status will be changed to “booted”, the following command to check the node's status:</text:p>
        <text:p text:style-name="P35">lsdef pnode1 -i status</text:p>
        <text:p text:style-name="P74"/>
        <text:p text:style-name="P61">2. When the node's status is changed to “booted”, you can also check ssh service on the node is working and you can login without <text:s/>password.</text:p>
        <text:p text:style-name="P61">Note: Do not run ssh or xdsh against the node until the node installation is completed successfully. Running ssh or xdsh against the node before the node installation completed may result in ssh hostkeys issues.</text:p>
        <text:p text:style-name="P61"/>
        <text:p text:style-name="P61">3. If ssh is working but cannot login without password, force exchange the ssh key to the compute node using xdsh:</text:p>
        <text:p text:style-name="Code">xdsh pnode1 -K</text:p>
        <text:p text:style-name="P64"/>
        <text:p text:style-name="P11">After exchanging ssh key, following command should work.</text:p>
        <text:p text:style-name="Code">xdsh pnode1 date </text:p>
        <text:list xml:id="list30653679" text:continue-numbering="true" text:style-name="L1">
          <text:list-item>
            <text:list>
              <text:list-item>
                <text:h text:style-name="P90" text:outline-level="2">Stateless<text:span text:style-name="T12"> </text:span>node installation</text:h>
                <text:list>
                  <text:list-item>
                    <text:h text:style-name="P96"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0655851" text:continue-numbering="true" text:style-name="L1">
          <text:list-item>
            <text:list>
              <text:list-item>
                <text:list>
                  <text:list-item>
                    <text:list>
                      <text:list-item>
                        <text:h text:style-name="P101" text:outline-level="4">Make the <text:span text:style-name="T12">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6"/>
        <text:p text:style-name="P75">Add the packages name that need to be installed on the stateless node into the pkglist file</text:p>
        <text:p text:style-name="P9">/install/custom/netboot/&lt;os&gt;/&lt;profile&gt;.pkglist</text:p>
        <text:p text:style-name="P9"/>
        <text:p text:style-name="Standard"><text:span text:style-name="T1">Make <text:s/>you have the basic postinstall script setup in the directory to run for your genimage. <text:s/>The one shipped will setup fstab and rcons to work properly. <text:s text:c="2"/>You can add more postinstall process ,if you want. If you do modify the script, you should save it in </text:span>/<text:span text:style-name="T1">install/custom/netboot/&lt;os&gt;, <text:s/>so it will not be overlayed with the next install. <text:s text:c="2"/>The basic postinstall script (2.4) will be named &lt;profile&gt;.&lt;arch&gt;.postinstall ( e.g. compute.ppc64.postinstall). <text:s text:c="2"/>You can create one for a specific os by copying the shipped one to , for example, compute.rhels5.4.ppc64.postinstall </text:span></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4"><text:s text:c="4"/>nfs-utils</text:p>
        <text:p text:style-name="P64"><text:s text:c="4"/>stunnel</text:p>
        <text:p text:style-name="P64"><text:s text:c="4"/>dhclient</text:p>
        <text:p text:style-name="P64"><text:soft-page-break/><text:s text:c="4"/>kernel</text:p>
        <text:p text:style-name="P64"><text:s text:c="4"/>openssh-server</text:p>
        <text:p text:style-name="P64"><text:s text:c="4"/>openssh-clients</text:p>
        <text:p text:style-name="P64"><text:s text:c="4"/>busybox-anaconda</text:p>
        <text:p text:style-name="P64"><text:s text:c="4"/>wget</text:p>
        <text:p text:style-name="P64"><text:s text:c="4"/>vim-minimal</text:p>
        <text:p text:style-name="P64"><text:s text:c="4"/>ntp</text:p>
        <text:p text:style-name="P64"/>
        <text:p text:style-name="P11">You can add any other packages that you want to install on your compute node. <text:s/>For example, if you want to have userids with passwords you should add the following:</text:p>
        <text:p text:style-name="Code"><text:s text:c="4"/>cracklib</text:p>
        <text:p text:style-name="P64"><text:s text:c="4"/>libuser</text:p>
        <text:p text:style-name="P64"><text:s text:c="4"/>passwd</text:p>
        <text:p text:style-name="P66"/>
        <text:p text:style-name="P15">[SLES11]:</text:p>
        <text:p text:style-name="P24">Add following packages name into the &lt;profile&gt;.pkglist</text:p>
        <text:p text:style-name="Code"><text:s text:c="4"/>aaa_base</text:p>
        <text:p text:style-name="P64"><text:s text:c="4"/>bash</text:p>
        <text:p text:style-name="P64"><text:s text:c="4"/>nfs-utils</text:p>
        <text:p text:style-name="P64"><text:s text:c="4"/>dhcpcd</text:p>
        <text:p text:style-name="P64"><text:s text:c="4"/>kernel</text:p>
        <text:p text:style-name="P64"><text:s text:c="4"/>openssh</text:p>
        <text:p text:style-name="P64"><text:s text:c="4"/>psmisc</text:p>
        <text:p text:style-name="P64"><text:s text:c="4"/>wget</text:p>
        <text:p text:style-name="P64"><text:s text:c="4"/>sysconfig</text:p>
        <text:p text:style-name="P64"><text:s text:c="4"/>syslog-ng</text:p>
        <text:p text:style-name="P64"><text:s text:c="4"/>klogd</text:p>
        <text:p text:style-name="P64"><text:s text:c="4"/>vim</text:p>
        <text:p text:style-name="P76"/>
        <text:list xml:id="list30646797" text:continue-numbering="true" text:style-name="L1">
          <text:list-item>
            <text:list>
              <text:list-item>
                <text:list>
                  <text:list-item>
                    <text:list>
                      <text:list-item>
                        <text:h text:style-name="P101"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9">./genimage -i eth0 -n ibmveth -o sles11 -p compute </text:p>
        <text:p text:style-name="P54"/>
        <text:list xml:id="list30644519" text:continue-numbering="true" text:style-name="L1">
          <text:list-item>
            <text:list>
              <text:list-item>
                <text:list>
                  <text:list-item>
                    <text:list>
                      <text:list-item>
                        <text:h text:style-name="P101"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0637915" text:continue-numbering="true" text:style-name="L1">
          <text:list-item>
            <text:list>
              <text:list-item>
                <text:list>
                  <text:list-item>
                    <text:h text:style-name="P98" text:outline-level="3">Set the node status ready for network boot</text:h>
                  </text:list-item>
                </text:list>
              </text:list-item>
            </text:list>
          </text:list-item>
        </text:list>
        <text:p text:style-name="Code">nodeset pnode2 netboot</text:p>
        <text:list xml:id="list30659305" text:continue-numbering="true" text:style-name="L1">
          <text:list-item>
            <text:list>
              <text:list-item>
                <text:list>
                  <text:list-item>
                    <text:h text:style-name="P98" text:outline-level="3">Use network boot to start the installation</text:h>
                  </text:list-item>
                </text:list>
              </text:list-item>
            </text:list>
          </text:list-item>
        </text:list>
        <text:p text:style-name="Code">rnetboot pnode2</text:p>
        <text:list xml:id="list30657461" text:continue-numbering="true" text:style-name="L1">
          <text:list-item>
            <text:list>
              <text:list-item>
                <text:list>
                  <text:list-item>
                    <text:h text:style-name="P98" text:outline-level="3"><text:soft-page-break/><text:span text:style-name="T12">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4"/>
        <text:p text:style-name="P61">2. When the node's status is changed to “booted”, you can also check ssh service on the node is working and you can login without <text:s/>password.</text:p>
        <text:p text:style-name="P61">Note: Do not run ssh or xdsh against the node until the node installation is completed successfully. Running ssh or xdsh against the node before the node installation completed may result in ssh hostkeys issues.</text:p>
        <text:p text:style-name="P61"/>
        <text:p text:style-name="P61">3. If ssh is working but cannot login without password, force exchange the ssh key to the compute node using xdsh:</text:p>
        <text:p text:style-name="Code">xdsh pnode1 -K</text:p>
        <text:p text:style-name="P64"/>
        <text:p text:style-name="P11">After exchanging ssh key, following command should work.</text:p>
        <text:p text:style-name="P35">xdsh pnode1 date </text:p>
        <text:list xml:id="list30651680" text:continue-numbering="true" text:style-name="L1">
          <text:list-item>
            <text:list>
              <text:list-item>
                <text:list>
                  <text:list-item>
                    <text:h text:style-name="P99" text:outline-level="3">Remove an image</text:h>
                  </text:list-item>
                </text:list>
              </text:list-item>
            </text:list>
          </text:list-item>
        </text:list>
        <text:p text:style-name="P72">If you want to remove an image, <text:s/>first make sure that &lt;imagepath&gt;/proc is not linked to /proc on the system. <text:s text:c="2"/>You can accidentally remove your own /proc, if you do not follow these steps. <text:s text:c="2"/>For example:</text:p>
        <text:p text:style-name="P72"/>
        <text:p text:style-name="Code">ls -al /install/netboot/fedora9/x86_64/compute/rootimg/proc</text:p>
        <text:p text:style-name="P72"/>
        <text:p text:style-name="P72">If it is mounted to /proc then :</text:p>
        <text:p text:style-name="P72"/>
        <text:p text:style-name="Code"><text:s/>umount /install/netboot/fedora9/x86_64/compute/rootimg/proc</text:p>
        <text:p text:style-name="Code"/>
        <text:p text:style-name="Standard">Then you can safely </text:p>
        <text:p text:style-name="Code"><text:s/>rm -rf /install/netboot/fedora9/x86_64/compute/rootimg</text:p>
        <text:list xml:id="list30651109" text:continue-numbering="true" text:style-name="L1">
          <text:list-item>
            <text:h text:style-name="P88" text:outline-level="1">Firmware upgrade</text:h>
            <text:list>
              <text:list-item>
                <text:h text:style-name="P95" text:outline-level="2">Requirements</text:h>
              </text:list-item>
            </text:list>
          </text:list-item>
        </text:list>
        <text:p text:style-name="P23">POWER5 and POWER6 <text:s/>Licensed Internal Code updates must meet <text:s/>the following prerequisites:</text:p>
        <text:list xml:id="list30649146" text:continue-numbering="true" text:style-name="L1">
          <text:list-item>
            <text:list>
              <text:list-item>
                <text:list>
                  <text:list-item>
                    <text:h text:style-name="P96"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0658112" text:continue-numbering="true" text:style-name="L1">
          <text:list-item>
            <text:list>
              <text:list-item>
                <text:list>
                  <text:list-item>
                    <text:h text:style-name="P98" text:outline-level="3">Define the necessary attributes</text:h>
                  </text:list-item>
                </text:list>
              </text:list-item>
            </text:list>
          </text:list-item>
        </text:list>
        <text:p text:style-name="P23">The Lpar , CEC, or BPA has been defined in the nodelist, nodehm, nodetype, vpd, ppc tables.</text:p>
        <text:list xml:id="list30662222" text:continue-numbering="true" text:style-name="L1">
          <text:list-item>
            <text:list>
              <text:list-item>
                <text:list>
                  <text:list-item>
                    <text:h text:style-name="P98" text:outline-level="3"><text:soft-page-break/>Define the HMC as a node</text:h>
                  </text:list-item>
                </text:list>
              </text:list-item>
            </text:list>
          </text:list-item>
        </text:list>
        <text:p text:style-name="P23">Define the HMC as a node on the management node. For example,</text:p>
        <text:p text:style-name="P6">nodeadd <text:s/>hmc01.clusters.com groups=hmc</text:p>
        <text:list xml:id="list30649141" text:continue-numbering="true" text:style-name="L1">
          <text:list-item>
            <text:list>
              <text:list-item>
                <text:list>
                  <text:list-item>
                    <text:h text:style-name="P98"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0659579" text:continue-numbering="true" text:style-name="L1">
          <text:list-item>
            <text:list>
              <text:list-item>
                <text:list>
                  <text:list-item>
                    <text:h text:style-name="P98" text:outline-level="3">Get the Microcode update package and associated XML file</text:h>
                  </text:list-item>
                </text:list>
              </text:list-item>
            </text:list>
          </text:list-item>
        </text:list>
        <text:p text:style-name="P70">Download the Microcode update package and associated XML file from the IBM Web site: <text:a xlink:type="simple" xlink:href="http://www14.software.ibm.com/webapp/set2/firmware/gjsn">http://www14.software.ibm.com/webapp/set2/firmware/gjsn</text:a>. </text:p>
        <text:p text:style-name="P70"/>
        <text:list xml:id="list30660394" text:continue-numbering="true" text:style-name="L1">
          <text:list-item>
            <text:list>
              <text:list-item>
                <text:h text:style-name="P91" text:outline-level="2">Perform Firmware upgrade for CEC on P5/P6</text:h>
                <text:list>
                  <text:list-item>
                    <text:h text:style-name="P96"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30642506" text:continue-numbering="true" text:style-name="L1">
          <text:list-item>
            <text:list>
              <text:list-item>
                <text:list>
                  <text:list-item>
                    <text:h text:style-name="P96"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text:soft-page-break/></text:p>
        <text:list xml:id="list30647132" text:continue-numbering="true" text:style-name="L1">
          <text:list-item>
            <text:list>
              <text:list-item>
                <text:list>
                  <text:list-item>
                    <text:h text:style-name="P100" text:outline-level="3">Check firmware level</text:h>
                  </text:list-item>
                </text:list>
              </text:list-item>
            </text:list>
          </text:list-item>
        </text:list>
        <text:p text:style-name="P6">rinv Server-m_tmp-SNs_tmp firm</text:p>
        <text:p text:style-name="P23"/>
        <text:list xml:id="list30656915" text:continue-numbering="true" text:style-name="L1">
          <text:list-item>
            <text:list>
              <text:list-item>
                <text:list>
                  <text:list-item>
                    <text:h text:style-name="P98"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30648470" text:continue-numbering="true" text:style-name="L1">
          <text:list-item>
            <text:list>
              <text:list-item>
                <text:h text:style-name="P94" text:outline-level="2">Perform Firmware upgrades for BPA on P5/P6</text:h>
              </text:list-item>
            </text:list>
          </text:list-item>
        </text:list>
        <text:p text:style-name="P23"/>
        <text:list xml:id="list30646722" text:continue-numbering="true" text:style-name="L1">
          <text:list-item>
            <text:list>
              <text:list-item>
                <text:list>
                  <text:list-item>
                    <text:h text:style-name="P98"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text:soft-page-break/></text:p>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30642707" text:continue-numbering="true" text:style-name="L1">
          <text:list-item>
            <text:list>
              <text:list-item>
                <text:list>
                  <text:list-item>
                    <text:h text:style-name="P98"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0642791" text:continue-numbering="true" text:style-name="L1">
          <text:list-item>
            <text:list>
              <text:list-item>
                <text:list>
                  <text:list-item>
                    <text:h text:style-name="P98" text:outline-level="3">User rinv to check the firmware level ( see rinv manpage)</text:h>
                  </text:list-item>
                </text:list>
              </text:list-item>
            </text:list>
          </text:list-item>
        </text:list>
        <text:p text:style-name="P6">rinv <text:s/>Server-m_tmps_tmp <text:s/>firm</text:p>
        <text:p text:style-name="P23"/>
        <text:list xml:id="list30650280" text:continue-numbering="true" text:style-name="L1">
          <text:list-item>
            <text:list>
              <text:list-item>
                <text:list>
                  <text:list-item>
                    <text:h text:style-name="P98"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30639967" text:continue-numbering="true" text:style-name="L1">
          <text:list-item>
            <text:list>
              <text:list-item>
                <text:h text:style-name="P94" text:outline-level="2">Commit currently activated LIC update(copy T to P) for a CEC/BPA on p5/p6</text:h>
              </text:list-item>
            </text:list>
          </text:list-item>
        </text:list>
        <text:p text:style-name="P23"/>
        <text:list xml:id="list30643006" text:continue-numbering="true" text:style-name="L1">
          <text:list-item>
            <text:list>
              <text:list-item>
                <text:list>
                  <text:list-item>
                    <text:h text:style-name="P98"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0642760" text:continue-numbering="true" text:style-name="L1">
          <text:list-item>
            <text:list>
              <text:list-item>
                <text:list>
                  <text:list-item>
                    <text:h text:style-name="P98" text:outline-level="3">Commit the firmware LIC</text:h>
                  </text:list-item>
                </text:list>
              </text:list-item>
            </text:list>
          </text:list-item>
        </text:list>
        <text:p text:style-name="P23">Run the rflash command with the –commit flag.</text:p>
        <text:p text:style-name="P6">rflash <text:s/>Server-m_tmp-SNs_tmp --commit</text:p>
        <text:p text:style-name="P23"><text:soft-page-break/></text:p>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0661161" text:continue-numbering="true" text:style-name="L1">
          <text:list-item>
            <text:h text:style-name="P89" text:outline-level="1">References</text:h>
          </text:list-item>
        </text:list>
        <text:p text:style-name="P29"/>
        <text:list xml:id="list30585011" text:style-name="L2">
          <text:list-item>
            <text:p text:style-name="P86">xCAT web site: <text:s/><text:a xlink:type="simple" xlink:href="http://xcat.sf.net/">http://xcat.sf.net/</text:a> </text:p>
          </text:list-item>
          <text:list-item>
            <text:p text:style-name="P86">xCAT man pages: <text:s/><text:a xlink:type="simple" xlink:href="http://xcat.sf.net/man1/xcat.1.html">http://xcat.sf.net/man1/xcat.1.html</text:a></text:p>
          </text:list-item>
          <text:list-item>
            <text:p text:style-name="P86">xCAT DB table descriptions: <text:a xlink:type="simple" xlink:href="http://xcat.sf.net/man5/xcatdb.5.html">http://xcat.sf.net/man5/xcatdb.5.html</text:a></text:p>
          </text:list-item>
          <text:list-item>
            <text:p text:style-name="P86">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86">xCAT on AIX Cookbook: <text:s/><text:a xlink:type="simple" xlink:href="http://xcat.svn.sourceforge.net/viewvc/xcat/xcat-core/trunk/xCAT-client/share/doc/xCAT2onAIX.pdf">http://xcat.svn.sourceforge.net/viewvc/xcat/xcat-core/trunk/xCAT-client/share/doc/xCAT2onAIX.pdf</text:a> </text:p>
          </text:list-item>
          <text:list-item>
            <text:p text:style-name="P86">xCAT wiki: <text:s/><text:a xlink:type="simple" xlink:href="http://xcat.wiki.sourceforge.net/">http://xcat.wiki.sourceforge.net/</text:a> </text:p>
          </text:list-item>
          <text:list-item>
            <text:p text:style-name="P86">xCAT mailing list: <text:s/><text:a xlink:type="simple" xlink:href="http://xcat.org/mailman/listinfo/xcat-user">http://xcat.org/mailman/listinfo/xcat-user</text:a></text:p>
          </text:list-item>
          <text:list-item>
            <text:p text:style-name="P86">xCAT bugs: <text:s/><text:a xlink:type="simple" xlink:href="https://sourceforge.net/tracker/?group_id=208749&amp;atid=1006945">https://sourceforge.net/tracker/?group_id=208749&amp;atid=1006945</text:a></text:p>
          </text:list-item>
          <text:list-item>
            <text:p text:style-name="P86">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default-outline-level="1" style:class="text">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default-outline-level=""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2 cookbook for Linux on IBM System P</dc:title>
    <meta:creation-date>2008-11-03T14:39:00</meta:creation-date>
    <dc:date>2010-04-16T10:53:52.26</dc:date>
    <meta:editing-cycles>634</meta:editing-cycles>
    <meta:editing-duration>PT148H02M47S</meta:editing-duration>
    <meta:document-statistic meta:table-count="0" meta:image-count="0" meta:object-count="0" meta:page-count="20" meta:paragraph-count="515" meta:word-count="4771" meta:character-count="31049"/>
    <meta:user-defined meta:name="Info 1"/>
    <meta:user-defined meta:name="Info 2"/>
    <meta:user-defined meta:name="Info 3"/>
    <meta:user-defined meta:name="Info 4"/>
  </office:meta>
</office:document-meta>
</file>